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hotel class</text:p>
          </table:table-cell>
        </table:table-row>
        <table:table-row table:style-name="ro1">
          <table:table-cell office:value-type="string" calcext:value-type="string">
            <text:p>Ocean Suites Boutique Hotel Bohol</text:p>
          </table:table-cell>
          <table:table-cell office:value-type="string" calcext:value-type="string">
            <text:p>Tagbilaran</text:p>
          </table:table-cell>
          <table:table-cell office:value-type="string" calcext:value-type="string">
            <text:p>Blood Compact Monument Tagbilaran East Rd, Tagbilaran City 6300 Philippines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MetroCentre Hotel &amp; Convention Center</text:p>
          </table:table-cell>
          <table:table-cell office:value-type="string" calcext:value-type="string">
            <text:p>Tagbilaran</text:p>
          </table:table-cell>
          <table:table-cell office:value-type="string" calcext:value-type="string">
            <text:p>C.P.G. Avenue, Tagbilaran City 630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wne Plaza Manila Galleria</text:p>
          </table:table-cell>
          <table:table-cell office:value-type="string" calcext:value-type="string">
            <text:p>Quezon</text:p>
          </table:table-cell>
          <table:table-cell office:value-type="string" calcext:value-type="string">
            <text:p>Ortigas Avenue corner Asian Development Bank Avenue Ortigas Center, Quezon City, Luzon 1110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ummit Hotel Magnolia</text:p>
          </table:table-cell>
          <table:table-cell office:value-type="string" calcext:value-type="string">
            <text:p>Quezon</text:p>
          </table:table-cell>
          <table:table-cell office:value-type="string" calcext:value-type="string">
            <text:p>Dona Hemady St cor Aurora Boulevard New Manila, Quezon City, Luzon 1111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astwood Richmonde Hotel</text:p>
          </table:table-cell>
          <table:table-cell office:value-type="string" calcext:value-type="string">
            <text:p>Quezon</text:p>
          </table:table-cell>
          <table:table-cell office:value-type="string" calcext:value-type="string">
            <text:p>17 Orchard Road, Eastwood City Bagumbayan, Quezon City, Luzon 111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ng Bun Pension House</text:p>
          </table:table-cell>
          <table:table-cell office:value-type="string" calcext:value-type="string">
            <text:p>Iloilo</text:p>
          </table:table-cell>
          <table:table-cell office:value-type="string" calcext:value-type="string">
            <text:p>Ong Bun Building near corner Quezon-Ledesma Street, Iloilo City, Iloilo Province 5000 Philippines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One Lourdes Dormitel</text:p>
          </table:table-cell>
          <table:table-cell office:value-type="string" calcext:value-type="string">
            <text:p>Iloilo</text:p>
          </table:table-cell>
          <table:table-cell office:value-type="string" calcext:value-type="string">
            <text:p>Cor. Fuentes Ledesma Sts, Iloilo City, Iloilo Province 500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2 Westown Hotel - Iloilo</text:p>
          </table:table-cell>
          <table:table-cell office:value-type="string" calcext:value-type="string">
            <text:p>Iloilo</text:p>
          </table:table-cell>
          <table:table-cell office:value-type="string" calcext:value-type="string">
            <text:p>Glicerio T. Pison Benigno Aquino Drive, Iloilo City, Iloilo Province 500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tel Del Rio</text:p>
          </table:table-cell>
          <table:table-cell office:value-type="string" calcext:value-type="string">
            <text:p>Iloilo</text:p>
          </table:table-cell>
          <table:table-cell office:value-type="string" calcext:value-type="string">
            <text:p>M.H. Del Pilar St. Molo, Iloilo City, Iloilo Province 500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llenia Suites Ortigas</text:p>
          </table:table-cell>
          <table:table-cell office:value-type="string" calcext:value-type="string">
            <text:p>Pasig</text:p>
          </table:table-cell>
          <table:table-cell office:value-type="string" calcext:value-type="string">
            <text:p>8001 Jose Maria Escriva Drive Ortigas Center, Pasig, Luzon 1605 Philippin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rivato Ortigas</text:p>
          </table:table-cell>
          <table:table-cell office:value-type="string" calcext:value-type="string">
            <text:p>Pasig</text:p>
          </table:table-cell>
          <table:table-cell office:value-type="string" calcext:value-type="string">
            <text:p>706 Shaw Boulevard, Pasig, Luzon 1603 Philippines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Richmonde Hotel Ortigas</text:p>
          </table:table-cell>
          <table:table-cell office:value-type="string" calcext:value-type="string">
            <text:p>Pasig</text:p>
          </table:table-cell>
          <table:table-cell office:value-type="string" calcext:value-type="string">
            <text:p>21 San Miguel Avenue Ortigas Center, Pasig, Luzon 160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Exchange Regency Residence Hotel</text:p>
          </table:table-cell>
          <table:table-cell office:value-type="string" calcext:value-type="string">
            <text:p>Pasig</text:p>
          </table:table-cell>
          <table:table-cell office:value-type="string" calcext:value-type="string">
            <text:p>Meralco Ave, Ortigas Center Exchange Road, Pasig, Luzon 1605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 Hotels Puerto Princesa</text:p>
          </table:table-cell>
          <table:table-cell office:value-type="string" calcext:value-type="string">
            <text:p>Puerto Princesa</text:p>
          </table:table-cell>
          <table:table-cell office:value-type="string" calcext:value-type="string">
            <text:p>Puerto Princesa North Road Brgy. San Manuel, Puerto Princesa, Palawan Island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mpire Suites Hotel</text:p>
          </table:table-cell>
          <table:table-cell office:value-type="string" calcext:value-type="string">
            <text:p>Puerto Princesa</text:p>
          </table:table-cell>
          <table:table-cell office:value-type="string" calcext:value-type="string">
            <text:p>Rizal Avenue Crn P Vicente St, Puerto Princesa, Palawan Island 5300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otel Centro</text:p>
          </table:table-cell>
          <table:table-cell office:value-type="string" calcext:value-type="string">
            <text:p>Puerto Princesa</text:p>
          </table:table-cell>
          <table:table-cell office:value-type="string" calcext:value-type="string">
            <text:p>San Pedro National Highway, Puerto Princesa, Palawan Island 5300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Fersal Hotel - Puerto Princesa</text:p>
          </table:table-cell>
          <table:table-cell office:value-type="string" calcext:value-type="string">
            <text:p>Puerto Princesa</text:p>
          </table:table-cell>
          <table:table-cell office:value-type="string" calcext:value-type="string">
            <text:p>Rizal Avenue Extension, Bancao Bancao, Puerto Princesa, Palawan Island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ziza Paradise Hotel</text:p>
          </table:table-cell>
          <table:table-cell office:value-type="string" calcext:value-type="string">
            <text:p>Puerto Princesa</text:p>
          </table:table-cell>
          <table:table-cell office:value-type="string" calcext:value-type="string">
            <text:p>BM Road, Brgy. San Manuel, Puerto Princesa, Palawan Island 5300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Green Canyon Leisure Farms</text:p>
          </table:table-cell>
          <table:table-cell office:value-type="string" calcext:value-type="string">
            <text:p>Angeles</text:p>
          </table:table-cell>
          <table:table-cell office:value-type="string" calcext:value-type="string">
            <text:p>San Vicente Road Sacobia, Clark Freeport Zone, Angeles City, Luzon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ntral Park Tower Resort</text:p>
          </table:table-cell>
          <table:table-cell office:value-type="string" calcext:value-type="string">
            <text:p>Angeles</text:p>
          </table:table-cell>
          <table:table-cell office:value-type="string" calcext:value-type="string">
            <text:p>888 Lourdes Street, Angeles City, Luzon 2009 Philippin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nd Central Hotel</text:p>
          </table:table-cell>
          <table:table-cell office:value-type="string" calcext:value-type="string">
            <text:p>Angeles</text:p>
          </table:table-cell>
          <table:table-cell office:value-type="string" calcext:value-type="string">
            <text:p>132-A Fields Avenue Balibago, Angeles City, Luzon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Penthouse Hotel</text:p>
          </table:table-cell>
          <table:table-cell office:value-type="string" calcext:value-type="string">
            <text:p>Angeles</text:p>
          </table:table-cell>
          <table:table-cell office:value-type="string" calcext:value-type="string">
            <text:p>3 - 4 A Santos Street, Balibago, Angeles City, Luzon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inds Boutique Hotel</text:p>
          </table:table-cell>
          <table:table-cell office:value-type="string" calcext:value-type="string">
            <text:p>Angeles</text:p>
          </table:table-cell>
          <table:table-cell office:value-type="string" calcext:value-type="string">
            <text:p>2537 A. Santos St., Angeles City, Luzon 2009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tone House Hotel Pasay</text:p>
          </table:table-cell>
          <table:table-cell office:value-type="string" calcext:value-type="string">
            <text:p>Pasay</text:p>
          </table:table-cell>
          <table:table-cell office:value-type="string" calcext:value-type="string">
            <text:p>147 2231 Aurora Boulevard Cor Buenavides Street Barangay, Pasay, Luzon 1300 Philippin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liday Inn Express Manila Newport City</text:p>
          </table:table-cell>
          <table:table-cell office:value-type="string" calcext:value-type="string">
            <text:p>Pasay</text:p>
          </table:table-cell>
          <table:table-cell office:value-type="string" calcext:value-type="string">
            <text:p>Newport Blvd, Pasay, Luzon 1309 Philippin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rban Travellers Hotel</text:p>
          </table:table-cell>
          <table:table-cell office:value-type="string" calcext:value-type="string">
            <text:p>Pasay</text:p>
          </table:table-cell>
          <table:table-cell office:value-type="string" calcext:value-type="string">
            <text:p>2867 P. Zamora Street Rotonda, Pasay, Luzon 1300 Philippin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ark Bed and Breakfast</text:p>
          </table:table-cell>
          <table:table-cell office:value-type="string" calcext:value-type="string">
            <text:p>Pasay</text:p>
          </table:table-cell>
          <table:table-cell office:value-type="string" calcext:value-type="string">
            <text:p>733 Woods Street corner EDSA, Pasay, Luzon Philippines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das Hotel and Casino</text:p>
          </table:table-cell>
          <table:table-cell office:value-type="string" calcext:value-type="string">
            <text:p>Pasay</text:p>
          </table:table-cell>
          <table:table-cell office:value-type="string" calcext:value-type="string">
            <text:p>2702 Roxas Boulevard, Pasay, Luzon 130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tel by Wyndham Mall of Asia</text:p>
          </table:table-cell>
          <table:table-cell office:value-type="string" calcext:value-type="string">
            <text:p>Pasay</text:p>
          </table:table-cell>
          <table:table-cell office:value-type="string" calcext:value-type="string">
            <text:p>Coralway Ave Cor Seaside Blvd Mall of Asia Complex, Pasay, Luzon 1308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e Royal Mandaya Hotel</text:p>
          </table:table-cell>
          <table:table-cell office:value-type="string" calcext:value-type="string">
            <text:p>Davao</text:p>
          </table:table-cell>
          <table:table-cell office:value-type="string" calcext:value-type="string">
            <text:p>J Palma Gil St, Davao City, Mindanao 8000 Philippines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he Pinnacle Hotel and Suites</text:p>
          </table:table-cell>
          <table:table-cell office:value-type="string" calcext:value-type="string">
            <text:p>Davao</text:p>
          </table:table-cell>
          <table:table-cell office:value-type="string" calcext:value-type="string">
            <text:p>Sta. Ana Avenue, Davao City, Mindanao Philippines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Hotel Uno</text:p>
          </table:table-cell>
          <table:table-cell office:value-type="string" calcext:value-type="string">
            <text:p>Davao</text:p>
          </table:table-cell>
          <table:table-cell office:value-type="string" calcext:value-type="string">
            <text:p>C.M. Recto St (Beside Lawaan Theatre), Davao City, Mindanao 800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Waterfront Insular Hotel Davao</text:p>
          </table:table-cell>
          <table:table-cell office:value-type="string" calcext:value-type="string">
            <text:p>Davao</text:p>
          </table:table-cell>
          <table:table-cell office:value-type="string" calcext:value-type="string">
            <text:p>J.P.Laurel Ave, Davao City, Mindanao 8000 Philippines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Red Knight Gardens</text:p>
          </table:table-cell>
          <table:table-cell office:value-type="string" calcext:value-type="string">
            <text:p>Davao</text:p>
          </table:table-cell>
          <table:table-cell office:value-type="string" calcext:value-type="string">
            <text:p>88 8th Street. Guadalupe Village Lanang, Davao City, Mindanao 800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icrotel by Wyndham Davao</text:p>
          </table:table-cell>
          <table:table-cell office:value-type="string" calcext:value-type="string">
            <text:p>Davao</text:p>
          </table:table-cell>
          <table:table-cell office:value-type="string" calcext:value-type="string">
            <text:p>Mamay Road, Davao City, Mindanao 8000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Tagaytay Wingate Manor</text:p>
          </table:table-cell>
          <table:table-cell office:value-type="string" calcext:value-type="string">
            <text:p>Tagaytay</text:p>
          </table:table-cell>
          <table:table-cell office:value-type="string" calcext:value-type="string">
            <text:p>Magallanes Drive, Maitim II West, Tagaytay, Luzon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ys Hotel Tagaytay</text:p>
          </table:table-cell>
          <table:table-cell office:value-type="string" calcext:value-type="string">
            <text:p>Tagaytay</text:p>
          </table:table-cell>
          <table:table-cell office:value-type="string" calcext:value-type="string">
            <text:p>Aguinaldo Hwy, Tagaytay, Luzon 4121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Destination Hotel</text:p>
          </table:table-cell>
          <table:table-cell office:value-type="string" calcext:value-type="string">
            <text:p>Tagaytay</text:p>
          </table:table-cell>
          <table:table-cell office:value-type="string" calcext:value-type="string">
            <text:p>Tagaytay Rotunda, Tagaytay-Calamba Road, Tagaytay, Luzon 4120 Philippines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Tagaytay Lake View Villa</text:p>
          </table:table-cell>
          <table:table-cell office:value-type="string" calcext:value-type="string">
            <text:p>Tagaytay</text:p>
          </table:table-cell>
          <table:table-cell office:value-type="string" calcext:value-type="string">
            <text:p>2 Hollywood Subdivision Brgy Tolentino East, Tagaytay, Luzon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sswinds Resort Suites</text:p>
          </table:table-cell>
          <table:table-cell office:value-type="string" calcext:value-type="string">
            <text:p>Tagaytay</text:p>
          </table:table-cell>
          <table:table-cell office:value-type="string" calcext:value-type="string">
            <text:p>Crosswinds, Brgy. Iruhin Central, Calamba Road, Tagaytay City, Tagaytay, Luzon 412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e Lake Hotel Tagaytay</text:p>
          </table:table-cell>
          <table:table-cell office:value-type="string" calcext:value-type="string">
            <text:p>Tagaytay</text:p>
          </table:table-cell>
          <table:table-cell office:value-type="string" calcext:value-type="string">
            <text:p>Km 58 Emilio Aguinaldo Highway Maharlika East, Tagaytay, Luzon 412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agaytay Country Hotel</text:p>
          </table:table-cell>
          <table:table-cell office:value-type="string" calcext:value-type="string">
            <text:p>Tagaytay</text:p>
          </table:table-cell>
          <table:table-cell office:value-type="string" calcext:value-type="string">
            <text:p>Olivarez Plaza, E. Aguinaldo Hi-Way Hi-way, Tagaytay, Luzon 412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rown Regency Hotel &amp; Towers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Osmena Boulevard Fuente Towers, Cebu City 6000 Philippi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mpaguita Suites-Plaza Garcia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Magallanes Street Plaza Garcia Building, Cebu City 1101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ndarin Plaza Hotel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Archbishop Reyes Avenue Corner Escario Street, Cebu City 600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iamond Suites &amp; Residences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# 8 Apitong cor. Escario Street, Cebu City 600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mmit Circle Cebu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Fuente Osmena, Cebu City 6000 Philippines</text:p>
          </table:table-cell>
          <table:table-cell table:number-columns-repeated="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ebu Parklane International Hotel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Archbishop Reyes Avenue Corner Escario Street, Cebu City 6000 Philippines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terfront Cebu City Hotel &amp; Casino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Salinas Drive Lahug, Cebu City 6000 Philippin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ebu R Hotel - Mabolo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49 Tres Borces St Mabolo, Cebu City 6000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ontebello Villa Hotel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Banilad, Cebu City 6000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Summit Galleria Cebu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B. Benedicto Street cor. General Maxilom Avenue Ext, Robinsons Galleria Cebu, Cebu City 6000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zia Suites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8 Rahmann Extension Kamputhaw, Cebu City 6000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. Mark Hotel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Queens Road, Redemptorist Plaza, Camputhaw, Cebu City 6000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yfront Hotel Cebu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Kaohsiung Street North Reclamation Area, Cebu City 6000 Philippines</text:p>
          </table:table-cell>
          <table:table-cell office:value-type="float" office:value="4" calcext:value-type="float">
            <text:p>4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Best Western Plus Lex Cebu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Escario Street Cor. Juana Osmena Ext., Cebu City 6000 Philippin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da Ayala Center Cebu</text:p>
          </table:table-cell>
          <table:table-cell office:value-type="string" calcext:value-type="string">
            <text:p>Cebu</text:p>
          </table:table-cell>
          <table:table-cell office:value-type="string" calcext:value-type="string">
            <text:p>Cebu Business Park Cardinal Rosales Avenue, Cebu City 6000 Philippines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omerset Olympia Makati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No 7912 Makati Avenue, Makati, Luzon 1200 Philippines</text:p>
          </table:table-cell>
          <table:table-cell table:number-columns-repeated="2"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omerset Millennium Makati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No 104 Aguirre Street Legaspi Village, Makati, Luzon 1229 Philippines</text:p>
          </table:table-cell>
          <table:table-cell table:number-columns-repeated="2"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Infinity Tower Suites Makati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106 HV Dela Costa Street Salcedo Village, Bel Air, Makati, Luzon 1227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One Pacific Place Serviced Residences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161 HV Dela Costa Street, Salcedo Village, Makati, Luzon 1220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5" calcext:value-type="float">
            <text:p>3.5</text:p>
          </table:table-cell>
        </table:table-row>
        <table:table-row table:style-name="ro1">
          <table:table-cell table:style-name="Default" office:value-type="string" calcext:value-type="string">
            <text:p>Hotel Durban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4875 Durban Street Poblacion, Makati, Luzon 1210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Red Planet Manila Makati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E. Mercado Corner F. Calderon Street Kalayaan Avenue, Makati, Luzon 1210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5" calcext:value-type="float">
            <text:p>2.5</text:p>
          </table:table-cell>
        </table:table-row>
        <table:table-row table:style-name="ro1">
          <table:table-cell table:style-name="Default" office:value-type="string" calcext:value-type="string">
            <text:p>Valero Grand Suites by Swiss-Belhotel Makati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152 Valero Street Salcedo Village, Makati, Luzon 1227 Philippines</text:p>
          </table:table-cell>
          <table:table-cell table:number-columns-repeated="2"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Herald Suites Solana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2914 Finlandia Street, Makati, Luzon 1234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Astoria Greenbelt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914 Arnaiz Avenue San Lorenzo Village, Makati, Luzon 1223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Hop Inn Hotel Makati Avenue Manila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Poblacion, Makati City 7806 Makati Avenue Poblacion, Makati, Luzon 1210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Dusit Thani Manila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Ayala Center, Makati, Luzon 1223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Lorenzzo Suites Hotel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1803 Evangelista Street, Bangkal, Makati, Luzon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5" calcext:value-type="float">
            <text:p>2.5</text:p>
          </table:table-cell>
        </table:table-row>
        <table:table-row table:style-name="ro1">
          <table:table-cell table:style-name="Default" office:value-type="string" calcext:value-type="string">
            <text:p>Coro Hotel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8436 Kalayaan Avenue, Makati, Luzon 1210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5" calcext:value-type="float">
            <text:p>3.5</text:p>
          </table:table-cell>
        </table:table-row>
        <table:table-row table:style-name="ro1">
          <table:table-cell table:style-name="Default" office:value-type="string" calcext:value-type="string">
            <text:p>Red Planet Manila Amorsolo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99 Urban Avenue Brgy. Pio del Pilar, Makati, Luzon 1230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OYO 103 Artina Suites Hotel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2863 E. Zobel Street Corner Jp Rizal, Brgy. Poblacion, Makati, Luzon 1210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City Garden Hotel Makati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Makati Avenue corner Durban Street, Makati, Luzon 1200 Philippines</text:p>
          </table:table-cell>
          <table:table-cell table:number-columns-repeated="2"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KL Serviced Residences Managed by HII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117 Gamboa Street Legazpi Village, Makati, Luzon 1223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.5" calcext:value-type="float">
            <text:p>3.5</text:p>
          </table:table-cell>
        </table:table-row>
        <table:table-row table:style-name="ro1">
          <table:table-cell table:style-name="Default" office:value-type="string" calcext:value-type="string">
            <text:p>OYO 146 Solace Hotel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9639 Kamagong Street cor. Chino Roces Ave, Makati, Luzon 1203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Guijo Suites Makati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7644 Guijo Street San Antonio Village, Makati, Luzon 1203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St Giles Makati Hotel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Makati Avenue Corner Kalayaan Avenue, Makati, Luzon 1210 Philippines</text:p>
          </table:table-cell>
          <table:table-cell table:number-columns-repeated="2" table:style-name="Default" office:value-type="float" office:value="3.5" calcext:value-type="float">
            <text:p>3.5</text:p>
          </table:table-cell>
        </table:table-row>
        <table:table-row table:style-name="ro1">
          <table:table-cell table:style-name="Default" office:value-type="string" calcext:value-type="string">
            <text:p>The Mini Suites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128 Dela Rosa St Legaspi Village, Makati, Luzon 1223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The A.Venue Hotel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7829 Makati Avenue, Makati, Luzon 1210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Berjaya Makati Hotel - Philippines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7835 Makati Avenue, Corner Eduque Street, Makati, Luzon 1209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Charter House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114 Legaspi St. Legaspi Village, Makati, Luzon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.5" calcext:value-type="float">
            <text:p>2.5</text:p>
          </table:table-cell>
        </table:table-row>
        <table:table-row table:style-name="ro1">
          <table:table-cell table:style-name="Default" office:value-type="string" calcext:value-type="string">
            <text:p>Oxford Suites Makati</text:p>
          </table:table-cell>
          <table:table-cell table:style-name="Default" office:value-type="string" calcext:value-type="string">
            <text:p>Makati</text:p>
          </table:table-cell>
          <table:table-cell table:style-name="Default" office:value-type="string" calcext:value-type="string">
            <text:p>518 P. Burgos Street, Makati, Luzon 1210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Manila Lotus Hotel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1227 A. Mabini corner Padre Faura Sts. Ermita, Manila, Luzon 1000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Tropicana Suites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1630 Luis Maria Guerrero Street Malate, Manila, Luzon 1004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City Garden Suites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1158 A. Mabini Street Ermita, Manila, Luzon 1000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Rizal Park Hotel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South Road Drive T.M. Kalaw Extension, Manila, Luzon 1000 Philippines</text:p>
          </table:table-cell>
          <table:table-cell table:number-columns-repeated="2"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Sun Star Grand Hotel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665-667 Quezon Boulevard corner Esperanza Street, Manila, Luzon 1001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OYO 209 The Oasis Paco Park Hotel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1032 Belen Street Paco, Manila, Luzon 1007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Hotel H2O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Luneta Behind Quirino Grandstand, Manila, Luzon 1000 Philippines</text:p>
          </table:table-cell>
          <table:table-cell table:number-columns-repeated="2"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Go Hotels Otis-Manila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Robinsons Otis, 1536 Paz Guazon St. Paco, Manila, Luzon 1007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Casa Bocobo Hotel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Jorge Bocobo St. corner Kalaw Ave. Ermita, Manila, Luzon 1000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Diamond Hotel Philippines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Roxas Boulevard cor. Dr. J. Quintos St., Manila, Luzon 1000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Hotel Kimberly Manila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770 Pedro Gil Street Malate, Manila, Luzon 1004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Red Planet Manila Mabini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1740 A. Mabini Street, Manila, Luzon 1004 Philippines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.5" calcext:value-type="float">
            <text:p>2.5</text:p>
          </table:table-cell>
        </table:table-row>
        <table:table-row table:style-name="ro1">
          <table:table-cell table:style-name="Default" office:value-type="string" calcext:value-type="string">
            <text:p>Hotel Juliano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1171 L.M. Guerrero Street Ermita, Manila, Luzon 1000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.5" calcext:value-type="float">
            <text:p>2.5</text:p>
          </table:table-cell>
        </table:table-row>
        <table:table-row table:style-name="ro1">
          <table:table-cell table:style-name="Default" office:value-type="string" calcext:value-type="string">
            <text:p>Go Hotels Ermita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Lot 2 Block 36 3A, Mabini St., Malate, Manila, Luzon 1004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Jade Hotel and Suites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Jade Res. II 1120 Chino Roces Ave, Manila, Luzon 1204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Bayview Park Hotel Manila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1118 Roxas Boulevard corner United Nations Avenue, Manila, Luzon 1000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Riviera Mansion Hotel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1638 A Mabini Street, Malate, Manila, Luzon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Hotel 2016 Manila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2016 Del Pilar Street, Manila, Luzon 1009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2.5" calcext:value-type="float">
            <text:p>2.5</text:p>
          </table:table-cell>
        </table:table-row>
        <table:table-row table:style-name="ro1">
          <table:table-cell table:style-name="Default" office:value-type="string" calcext:value-type="string">
            <text:p>Armada Hotel Manila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2108 Del Pilar Street Malate, Manila, Luzon 1009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4" calcext:value-type="float">
            <text:p>4</text:p>
          </table:table-cell>
        </table:table-row>
        <table:table-row table:style-name="ro1">
          <table:table-cell table:style-name="Default" office:value-type="string" calcext:value-type="string">
            <text:p>Manila Grand Opera Hotel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# 925 Doroteo Jose Sta. Cruz, Manila, Luzon 1003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" calcext:value-type="float">
            <text:p>3</text:p>
          </table:table-cell>
        </table:table-row>
        <table:table-row table:style-name="ro1">
          <table:table-cell table:style-name="Default" office:value-type="string" calcext:value-type="string">
            <text:p>Orchid Garden Suites - Manila</text:p>
          </table:table-cell>
          <table:table-cell table:style-name="Default" office:value-type="string" calcext:value-type="string">
            <text:p>Manila</text:p>
          </table:table-cell>
          <table:table-cell table:style-name="Default" office:value-type="string" calcext:value-type="string">
            <text:p>620 Pablo Ocampo Sr. St Malate, Manila, Luzon 1004 Philippines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1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3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4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4P0"/>
    </number:number-style>
    <number:date-style style:name="N10115" number:language="en" number:country="PH">
      <number:month/>
      <number:text>-</number:text>
      <number:day/>
      <number:text>-</number:text>
      <number:year number:style="long"/>
    </number:date-style>
    <number:date-style style:name="N10116" number:language="en" number:country="PH">
      <number:day/>
      <number:text>-</number:text>
      <number:month number:textual="true"/>
      <number:text>-</number:text>
      <number:year/>
    </number:date-style>
    <number:date-style style:name="N10117" number:language="en" number:country="PH">
      <number:day/>
      <number:text>-</number:text>
      <number:month number:textual="true"/>
    </number:date-style>
    <number:date-style style:name="N10118" number:language="en" number:country="PH">
      <number:month number:textual="true"/>
      <number:text>-</number:text>
      <number:year/>
    </number:date-style>
    <number:time-style style:name="N10119" number:language="en" number:country="PH">
      <number:hours/>
      <number:text>:</number:text>
      <number:minutes number:style="long"/>
      <number:text> </number:text>
      <number:am-pm/>
    </number:time-style>
    <number:time-style style:name="N10120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en" number:country="PH">
      <number:hours/>
      <number:text>:</number:text>
      <number:minutes number:style="long"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4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5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n" number:country="PH">
      <loext:text> </loext:text>
      <loext:fill-character> </loext:fill-character>
      <number:text>- </number:text>
    </number:number-style>
    <number:text-style style:name="N10126" number:language="en" number:country="PH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en" number:country="PH">
      <loext:text> Php</loext:text>
      <loext:fill-character> </loext:fill-character>
      <number:text>- </number:text>
    </number:number-style>
    <number:text-style style:name="N10127" number:language="en" number:country="PH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8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PH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9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n" number:country="PH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7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13:25:48.949604555</meta:creation-date>
    <dc:date>2019-12-27T15:20:00.903920891</dc:date>
    <meta:editing-duration>PT21M36S</meta:editing-duration>
    <meta:editing-cycles>8</meta:editing-cycles>
    <meta:generator>LibreOffice/6.0.7.3$Linux_X86_64 LibreOffice_project/00m0$Build-3</meta:generator>
    <meta:document-statistic meta:table-count="1" meta:cell-count="520" meta:object-count="0"/>
  </office:meta>
</office:document-meta>
</file>